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41620" officeooo:paragraph-rsid="00041620" style:font-size-asian="8.75pt" style:font-size-complex="10pt"/>
    </style:style>
    <style:style style:name="P2" style:family="paragraph" style:parent-style-name="Heading_20_1">
      <style:text-properties officeooo:rsid="00041620" officeooo:paragraph-rsid="00041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How does it work?</text:h>
      <text:p text:style-name="P1">Use Scala type system</text:p>
      <text:p text:style-name="P1">A relationship can only be made when the types at each end expect it.</text:p>
      <text:p text:style-name="P1">Somehow associate actions with both the components and relationships so that walking the model generates the actions required to kick off vagrant and/or chef.</text:p>
      <text:p text:style-name="P1">Vagrant defines machines but doesn't define relationships, or ensure that necessary side effects occur – for example population of DNS and/or JNDI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konikon </meta:initial-creator>
    <meta:creation-date>2013-09-18T21:12:16</meta:creation-date>
    <dc:date>2013-10-30T20:39:54.284878994</dc:date>
    <dc:creator>dikonikon </dc:creator>
    <meta:editing-duration>P0D</meta:editing-duration>
    <meta:editing-cycles>2</meta:editing-cycles>
    <meta:generator>LibreOffice/4.1.2.3$Linux_X86_64 LibreOffice_project/410m0$Build-3</meta:generator>
    <meta:document-statistic meta:table-count="0" meta:image-count="0" meta:object-count="0" meta:page-count="1" meta:paragraph-count="5" meta:word-count="67" meta:character-count="411" meta:non-whitespace-character-count="348"/>
  </office:meta>
</office:document-meta>
</file>